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rtForm.validate( ActionMapping actionMapping , HttpServletRequest httpServletRequest , ActionMessages actionMessag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rtForm.getC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tForm.setCart( Cart c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